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04da4c"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07e097"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5e8f8" officeooo:paragraph-rsid="000da1c5"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5e8f8" officeooo:paragraph-rsid="0005e8f8"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e7803" officeooo:paragraph-rsid="000e7803"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fa787" officeooo:paragraph-rsid="000fa787" style:text-blinking="false" fo:background-color="transparent" style:font-weight-asian="normal" style:font-weight-complex="normal"/>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417bc" officeooo:paragraph-rsid="001417bc" style:text-blinking="false" fo:background-color="transparent" style:font-weight-asian="normal" style:font-weight-complex="normal"/>
    </style:style>
    <style:style style:name="P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Arial" fo:font-size="14pt" fo:font-style="normal" style:text-underline-style="solid" style:text-underline-width="auto" style:text-underline-color="font-color" fo:font-weight="bold" fo:background-color="transparent"/>
    </style:style>
    <style:style style:name="P10" style:family="paragraph" style:parent-style-name="Text_20_body">
      <style:paragraph-properties fo:margin-top="0cm" fo:margin-bottom="0cm" loext:contextual-spacing="false" fo:line-height="138%" fo:text-align="start" style:justify-single-word="false" style:writing-mode="lr-tb"/>
      <style:text-properties officeooo:rsid="0015da06" officeooo:paragraph-rsid="0015da06"/>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weight="normal" officeooo:rsid="0015da06" officeooo:paragraph-rsid="0015da06"/>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weight="normal" officeooo:rsid="001781b1" officeooo:paragraph-rsid="0015da06"/>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weight="normal" officeooo:rsid="001781b1" officeooo:paragraph-rsid="001781b1"/>
    </style:style>
    <style:style style:name="P14" style:family="paragraph" style:parent-style-name="Text_20_body">
      <style:paragraph-properties fo:margin-top="0cm" fo:margin-bottom="0cm" loext:contextual-spacing="false" fo:line-height="138%" fo:text-align="center" style:justify-single-word="false" style:writing-mode="lr-tb"/>
      <style:text-properties fo:font-weight="normal" officeooo:rsid="001781b1" officeooo:paragraph-rsid="001781b1"/>
    </style:style>
    <style:style style:name="P15"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0b4e22" officeooo:paragraph-rsid="00233e1f" style:text-blinking="false" fo:background-color="transparent" style:font-style-asian="normal" style:font-weight-asian="normal" style:font-style-complex="normal" style:font-weight-complex="normal"/>
    </style:style>
    <style:style style:name="P16"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0b4e22" officeooo:paragraph-rsid="00268f78" style:text-blinking="false" fo:background-color="transparent" style:font-style-asian="normal" style:font-weight-asian="normal" style:font-style-complex="normal" style:font-weight-complex="normal"/>
    </style:style>
    <style:style style:name="P17" style:family="paragraph" style:parent-style-name="Text_20_body">
      <style:paragraph-properties fo:margin-left="1.251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0da1c5" officeooo:paragraph-rsid="000da1c5" style:text-blinking="false" fo:background-color="transparent" style:font-weight-asian="normal" style:font-weight-complex="normal"/>
    </style:style>
    <style:style style:name="P18" style:family="paragraph" style:parent-style-name="Text_20_body">
      <style:paragraph-properties fo:margin-left="1.251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0e7803" officeooo:paragraph-rsid="000e7803" style:text-blinking="false" fo:background-color="transparent" style:font-weight-asian="normal" style:font-weight-complex="normal"/>
    </style:style>
    <style:style style:name="P19"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05e8f8" officeooo:paragraph-rsid="000e7803" style:text-blinking="false" fo:background-color="transparent" style:font-weight-asian="normal" style:font-weight-complex="normal"/>
    </style:style>
    <style:style style:name="P20"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05e8f8" officeooo:paragraph-rsid="001081b9" style:text-blinking="false" fo:background-color="transparent" style:font-weight-asian="normal" style:font-weight-complex="normal"/>
    </style:style>
    <style:style style:name="P21"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05e8f8" officeooo:paragraph-rsid="0010c0be" style:text-blinking="false" fo:background-color="transparent" style:font-weight-asian="normal" style:font-weight-complex="normal"/>
    </style:style>
    <style:style style:name="P22"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05e8f8" officeooo:paragraph-rsid="00193aec" style:text-blinking="false" fo:background-color="transparent" style:font-weight-asian="normal" style:font-weight-complex="normal"/>
    </style:style>
    <style:style style:name="P23"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05e8f8" officeooo:paragraph-rsid="001bf559" style:text-blinking="false" fo:background-color="transparent" style:font-weight-asian="normal" style:font-weight-complex="normal"/>
    </style:style>
    <style:style style:name="P24"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05e8f8" officeooo:paragraph-rsid="001d9ddd" style:text-blinking="false" fo:background-color="transparent" style:font-weight-asian="normal" style:font-weight-complex="normal"/>
    </style:style>
    <style:style style:name="P25"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05e8f8" officeooo:paragraph-rsid="0015da06" style:text-blinking="false" fo:background-color="transparent" style:font-weight-asian="bold" style:font-weight-complex="bold"/>
    </style:style>
    <style:style style:name="P26"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05e8f8" officeooo:paragraph-rsid="00193aec" style:text-blinking="false" fo:background-color="transparent" style:font-weight-asian="bold" style:font-weight-complex="bold"/>
    </style:style>
    <style:style style:name="P27"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081b9" officeooo:paragraph-rsid="001081b9" style:text-blinking="false" fo:background-color="transparent" style:font-weight-asian="normal" style:font-weight-complex="normal"/>
    </style:style>
    <style:style style:name="P28"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081b9" officeooo:paragraph-rsid="001081b9" style:text-blinking="false" fo:background-color="transparent" style:font-weight-asian="normal" style:font-weight-complex="normal"/>
    </style:style>
    <style:style style:name="P29"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5da06" officeooo:paragraph-rsid="0015da06" style:text-blinking="false" fo:background-color="transparent" style:font-weight-asian="normal" style:font-weight-complex="normal"/>
    </style:style>
    <style:style style:name="P30"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93aec" officeooo:paragraph-rsid="00193aec" style:text-blinking="false" fo:background-color="transparent" style:font-weight-asian="normal" style:font-weight-complex="normal"/>
    </style:style>
    <style:style style:name="P31"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bf559" officeooo:paragraph-rsid="001bf559" style:text-blinking="false"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d9ddd" officeooo:paragraph-rsid="001d9ddd" style:text-blinking="false"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normal" officeooo:rsid="001081b9" officeooo:paragraph-rsid="001081b9" style:text-blinking="false" fo:background-color="transparent" style:font-weight-asian="normal" style:font-weight-complex="normal"/>
    </style:style>
    <style:style style:name="P34" style:family="paragraph" style:parent-style-name="Standard">
      <style:text-properties officeooo:rsid="000b4e22" officeooo:paragraph-rsid="00233e1f"/>
    </style:style>
    <style:style style:name="P35" style:family="paragraph" style:parent-style-name="Standard">
      <style:text-properties officeooo:rsid="000f2859" officeooo:paragraph-rsid="00268f78"/>
    </style:style>
    <style:style style:name="P36" style:family="paragraph" style:parent-style-name="Standard">
      <style:text-properties officeooo:rsid="000f2859" officeooo:paragraph-rsid="0027fc8f"/>
    </style:style>
    <style:style style:name="P37" style:family="paragraph" style:parent-style-name="Standard">
      <style:text-properties officeooo:rsid="000f2859" officeooo:paragraph-rsid="002ac1f5"/>
    </style:style>
    <style:style style:name="P38" style:family="paragraph" style:parent-style-name="Standard">
      <style:text-properties officeooo:rsid="000f2859" officeooo:paragraph-rsid="002bf928"/>
    </style:style>
    <style:style style:name="P39" style:family="paragraph" style:parent-style-name="Standard">
      <style:text-properties officeooo:rsid="000f2859" officeooo:paragraph-rsid="002ca61f"/>
    </style:style>
    <style:style style:name="P40" style:family="paragraph" style:parent-style-name="Standard">
      <style:text-properties officeooo:rsid="000f2859" officeooo:paragraph-rsid="002d99fb"/>
    </style:style>
    <style:style style:name="P41" style:family="paragraph" style:parent-style-name="Standard">
      <style:text-properties fo:font-weight="bold" officeooo:rsid="000f2859" officeooo:paragraph-rsid="00268f78" style:font-weight-asian="bold" style:font-weight-complex="bold"/>
    </style:style>
    <style:style style:name="P42" style:family="paragraph" style:parent-style-name="Standard">
      <style:text-properties fo:font-weight="bold" officeooo:rsid="000f2859" officeooo:paragraph-rsid="0027fc8f" style:font-weight-asian="bold" style:font-weight-complex="bold"/>
    </style:style>
    <style:style style:name="P43" style:family="paragraph" style:parent-style-name="Standard">
      <style:text-properties fo:font-weight="bold" officeooo:rsid="000f2859" officeooo:paragraph-rsid="002ac1f5" style:font-weight-asian="bold" style:font-weight-complex="bold"/>
    </style:style>
    <style:style style:name="P44" style:family="paragraph" style:parent-style-name="Standard">
      <style:text-properties fo:font-weight="bold" officeooo:rsid="000f2859" officeooo:paragraph-rsid="002ca61f" style:font-weight-asian="bold" style:font-weight-complex="bold"/>
    </style:style>
    <style:style style:name="P45" style:family="paragraph" style:parent-style-name="Standard">
      <style:text-properties officeooo:rsid="000c0308" officeooo:paragraph-rsid="00233e1f"/>
    </style:style>
    <style:style style:name="P46" style:family="paragraph" style:parent-style-name="Standard">
      <style:text-properties officeooo:rsid="000cb634" officeooo:paragraph-rsid="00233e1f"/>
    </style:style>
    <style:style style:name="P47" style:family="paragraph" style:parent-style-name="Standard">
      <style:text-properties officeooo:rsid="0027fc8f" officeooo:paragraph-rsid="0027fc8f"/>
    </style:style>
    <style:style style:name="P48"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0f2859" officeooo:paragraph-rsid="002ac1f5" style:text-blinking="false" fo:background-color="transparent" style:font-style-asian="normal" style:font-weight-asian="normal" style:font-style-complex="normal" style:font-weight-complex="normal"/>
    </style:style>
    <style:style style:name="P49"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0f2859" officeooo:paragraph-rsid="002bf928" style:text-blinking="false" fo:background-color="transparent" style:font-style-asian="normal" style:font-weight-asian="normal" style:font-style-complex="normal" style:font-weight-complex="normal"/>
    </style:style>
    <style:style style:name="P50"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0f2859" officeooo:paragraph-rsid="002ca61f" style:text-blinking="false" fo:background-color="transparent" style:font-style-asian="normal" style:font-weight-asian="normal" style:font-style-complex="normal" style:font-weight-complex="normal"/>
    </style:style>
    <style:style style:name="P5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0f2859" officeooo:paragraph-rsid="00375446" style:text-blinking="false" fo:background-color="transparent" style:font-style-asian="normal" style:font-weight-asian="normal" style:font-style-complex="normal" style:font-weight-complex="normal"/>
    </style:style>
    <style:style style:name="P5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ac1f5" officeooo:paragraph-rsid="002ac1f5" style:text-blinking="false" fo:background-color="transparent" style:font-style-asian="normal" style:font-weight-asian="normal" style:font-style-complex="normal" style:font-weight-complex="normal"/>
    </style:style>
    <style:style style:name="P5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bf928" officeooo:paragraph-rsid="002bf928" style:text-blinking="false" fo:background-color="transparent" style:font-style-asian="normal" style:font-weight-asian="normal" style:font-style-complex="normal" style:font-weight-complex="normal"/>
    </style:style>
    <style:style style:name="P5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392b8" officeooo:paragraph-rsid="003392b8" style:text-blinking="false" fo:background-color="transparent" style:font-style-asian="normal" style:font-weight-asian="normal" style:font-style-complex="normal" style:font-weight-complex="normal"/>
    </style:style>
    <style:style style:name="P5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392b8" officeooo:paragraph-rsid="003571b3" style:text-blinking="false" fo:background-color="transparent" style:font-style-asian="normal" style:font-weight-asian="normal" style:font-style-complex="normal" style:font-weight-complex="normal"/>
    </style:style>
    <style:style style:name="P5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020ac" officeooo:paragraph-rsid="003020ac" style:text-blinking="false" fo:background-color="transparent" style:font-style-asian="normal" style:font-weight-asian="normal" style:font-style-complex="normal" style:font-weight-complex="normal"/>
    </style:style>
    <style:style style:name="P57"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75446" officeooo:paragraph-rsid="00375446" style:text-blinking="false" fo:background-color="transparent" style:font-style-asian="normal" style:font-weight-asian="normal" style:font-style-complex="normal" style:font-weight-complex="normal"/>
    </style:style>
    <style:style style:name="P58"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75446" officeooo:paragraph-rsid="00392c8b" style:text-blinking="false" fo:background-color="transparent" style:font-style-asian="normal" style:font-weight-asian="normal" style:font-style-complex="normal" style:font-weight-complex="normal"/>
    </style:style>
    <style:style style:name="P59"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75446" officeooo:paragraph-rsid="00393249" style:text-blinking="false" fo:background-color="transparent" style:font-style-asian="normal" style:font-weight-asian="normal" style:font-style-complex="normal" style:font-weight-complex="normal"/>
    </style:style>
    <style:style style:name="P60"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92c8b" officeooo:paragraph-rsid="00392c8b" style:text-blinking="false" fo:background-color="transparent" style:font-style-asian="normal" style:font-weight-asian="normal" style:font-style-complex="normal" style:font-weight-complex="normal"/>
    </style:style>
    <style:style style:name="P6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b6fce" officeooo:paragraph-rsid="003b6fce" style:text-blinking="false" fo:background-color="transparent" style:font-style-asian="normal" style:font-weight-asian="normal" style:font-style-complex="normal" style:font-weight-complex="normal"/>
    </style:style>
    <style:style style:name="P6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0c9b0f" officeooo:paragraph-rsid="003b6fce" style:text-blinking="false" fo:background-color="transparent" style:font-style-asian="normal" style:font-weight-asian="normal" style:font-style-complex="normal" style:font-weight-complex="normal"/>
    </style:style>
    <style:style style:name="P63"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0f2859" officeooo:paragraph-rsid="003020ac" style:text-blinking="false" fo:background-color="transparent" style:font-style-asian="normal" style:font-weight-asian="bold" style:font-style-complex="normal" style:font-weight-complex="bold"/>
    </style:style>
    <style:style style:name="P64"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0f2859" officeooo:paragraph-rsid="00375446" style:text-blinking="false" fo:background-color="transparent" style:font-style-asian="normal" style:font-weight-asian="bold" style:font-style-complex="normal" style:font-weight-complex="bold"/>
    </style:style>
    <style:style style:name="P65"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0f2859" officeooo:paragraph-rsid="00392c8b" style:text-blinking="false" fo:background-color="transparent" style:font-style-asian="normal" style:font-weight-asian="bold" style:font-style-complex="normal" style:font-weight-complex="bold"/>
    </style:style>
    <style:style style:name="P66"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0f2859" officeooo:paragraph-rsid="00393249" style:text-blinking="false" fo:background-color="transparent" style:font-style-asian="normal" style:font-weight-asian="bold" style:font-style-complex="normal" style:font-weight-complex="bold"/>
    </style:style>
    <style:style style:name="P67"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375446" officeooo:paragraph-rsid="00375446" style:text-blinking="false" fo:background-color="transparent" style:font-style-asian="normal" style:font-weight-asian="bold" style:font-style-complex="normal" style:font-weight-complex="bold"/>
    </style:style>
    <style:style style:name="P68"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375446" officeooo:paragraph-rsid="00392c8b" style:text-blinking="false" fo:background-color="transparent" style:font-style-asian="normal" style:font-weight-asian="bold" style:font-style-complex="normal" style:font-weight-complex="bold"/>
    </style:style>
    <style:style style:name="P69"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375446" officeooo:paragraph-rsid="00393249" style:text-blinking="false" fo:background-color="transparent" style:font-style-asian="normal" style:font-weight-asian="bold" style:font-style-complex="normal" style:font-weight-complex="bold"/>
    </style:style>
    <style:style style:name="P70"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3b6fce" officeooo:paragraph-rsid="003b6fce" style:text-blinking="false" fo:background-color="transparent" style:font-style-asian="normal" style:font-weight-asian="bold" style:font-style-complex="normal" style:font-weight-complex="bold"/>
    </style:style>
    <style:style style:name="P71" style:family="paragraph" style:parent-style-name="Standard">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0f2859" officeooo:paragraph-rsid="003020ac" style:text-blinking="false" fo:background-color="transparent" style:font-style-asian="normal" style:font-weight-asian="bold" style:font-style-complex="normal" style:font-weight-complex="bold"/>
    </style:style>
    <style:style style:name="P72" style:family="paragraph" style:parent-style-name="Standard">
      <style:text-properties officeooo:rsid="002ac1f5" officeooo:paragraph-rsid="002ac1f5"/>
    </style:style>
    <style:style style:name="P73" style:family="paragraph" style:parent-style-name="Standard">
      <style:text-properties officeooo:rsid="002ac1f5" officeooo:paragraph-rsid="002bf928"/>
    </style:style>
    <style:style style:name="P74" style:family="paragraph" style:parent-style-name="Standard">
      <style:text-properties officeooo:rsid="002ac1f5" officeooo:paragraph-rsid="002d99fb"/>
    </style:style>
    <style:style style:name="P75" style:family="paragraph" style:parent-style-name="Standard">
      <style:text-properties officeooo:rsid="002ca61f" officeooo:paragraph-rsid="002ca61f"/>
    </style:style>
    <style:style style:name="P7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4da4c" officeooo:paragraph-rsid="0004da4c" style:text-blinking="false" fo:background-color="transparent"/>
    </style:style>
    <style:style style:name="P77"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5e8f8" officeooo:paragraph-rsid="0005e8f8" style:text-blinking="false" fo:background-color="transparent"/>
    </style:style>
    <style:style style:name="P78"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e7803" officeooo:paragraph-rsid="000e7803" style:text-blinking="false" fo:background-color="transparent" style:font-weight-asian="normal" style:font-weight-complex="normal"/>
    </style:style>
    <style:style style:name="P79" style:family="paragraph" style:parent-style-name="Text_20_body" style:list-style-name="L2">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0e7803" officeooo:paragraph-rsid="000e7803" style:text-blinking="false" fo:background-color="transparent" style:font-weight-asian="normal" style:font-weight-complex="normal"/>
    </style:style>
    <style:style style:name="P80"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fa787" officeooo:paragraph-rsid="000fa787" style:text-blinking="false" fo:background-color="transparent" style:font-weight-asian="normal" style:font-weight-complex="normal"/>
    </style:style>
    <style:style style:name="P81" style:family="paragraph" style:parent-style-name="Text_20_body" style:list-style-name="L3">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0fa787" officeooo:paragraph-rsid="000fa787" style:text-blinking="false" fo:background-color="transparent" style:font-weight-asian="normal" style:font-weight-complex="normal"/>
    </style:style>
    <style:style style:name="P82" style:family="paragraph" style:parent-style-name="Text_20_body" style:list-style-name="L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0fa787" officeooo:paragraph-rsid="000fa787" style:text-blinking="false" fo:background-color="transparent" style:font-weight-asian="normal" style:font-weight-complex="normal"/>
    </style:style>
    <style:style style:name="P83" style:family="paragraph" style:parent-style-name="Text_20_body" style:list-style-name="L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081b9" officeooo:paragraph-rsid="001081b9" style:text-blinking="false" fo:background-color="transparent" style:font-weight-asian="normal" style:font-weight-complex="normal"/>
    </style:style>
    <style:style style:name="P84" style:family="paragraph" style:parent-style-name="Text_20_body" style:list-style-name="L3">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081b9" officeooo:paragraph-rsid="001081b9" style:text-blinking="false" fo:background-color="transparent" style:font-weight-asian="normal" style:font-weight-complex="normal"/>
    </style:style>
    <style:style style:name="P85" style:family="paragraph" style:parent-style-name="Text_20_body" style:list-style-name="L4">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0c0be" officeooo:paragraph-rsid="0010c0be" style:text-blinking="false" fo:background-color="transparent" style:font-weight-asian="normal" style:font-weight-complex="normal"/>
    </style:style>
    <style:style style:name="P86" style:family="paragraph" style:parent-style-name="Text_20_body" style:list-style-name="L4">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0c0be" officeooo:paragraph-rsid="0012764b" style:text-blinking="false" fo:background-color="transparent" style:font-weight-asian="normal" style:font-weight-complex="normal"/>
    </style:style>
    <style:style style:name="P87" style:family="paragraph" style:parent-style-name="Text_20_body" style:list-style-name="L4">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764b" officeooo:paragraph-rsid="0012764b" style:text-blinking="false" fo:background-color="transparent" style:font-weight-asian="normal" style:font-weight-complex="normal"/>
    </style:style>
    <style:style style:name="P88" style:family="paragraph" style:parent-style-name="Text_20_body" style:list-style-name="L4">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417bc" officeooo:paragraph-rsid="001417bc" style:text-blinking="false" fo:background-color="transparent" style:font-weight-asian="normal" style:font-weight-complex="normal"/>
    </style:style>
    <style:style style:name="P89" style:family="paragraph" style:parent-style-name="Text_20_body" style:list-style-name="L7">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d9ddd" officeooo:paragraph-rsid="001d9ddd" style:text-blinking="false" fo:background-color="transparent" style:font-style-asian="normal" style:font-weight-asian="normal" style:font-style-complex="normal" style:font-weight-complex="normal"/>
    </style:style>
    <style:style style:name="P90" style:family="paragraph" style:parent-style-name="Text_20_body" style:list-style-name="L7">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e716e" officeooo:paragraph-rsid="001e716e" style:text-blinking="false" fo:background-color="transparent" style:font-style-asian="normal" style:font-weight-asian="normal" style:font-style-complex="normal" style:font-weight-complex="normal"/>
    </style:style>
    <style:style style:name="P91" style:family="paragraph" style:parent-style-name="Text_20_body" style:list-style-name="L7">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f807f" officeooo:paragraph-rsid="001f807f" style:text-blinking="false" fo:background-color="transparent" style:font-style-asian="normal" style:font-weight-asian="normal" style:font-style-complex="normal" style:font-weight-complex="normal"/>
    </style:style>
    <style:style style:name="P92" style:family="paragraph" style:parent-style-name="Text_20_body" style:list-style-name="L7">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1447d" officeooo:paragraph-rsid="0021447d" style:text-blinking="false" fo:background-color="transparent" style:font-style-asian="normal" style:font-weight-asian="normal" style:font-style-complex="normal" style:font-weight-complex="normal"/>
    </style:style>
    <style:style style:name="P93" style:family="paragraph" style:parent-style-name="Text_20_body" style:list-style-name="L4">
      <style:paragraph-properties fo:margin-top="0cm" fo:margin-bottom="0cm" loext:contextual-spacing="false" fo:line-height="138%" fo:text-align="center" style:justify-single-word="false" style:writing-mode="lr-tb"/>
      <style:text-properties officeooo:rsid="0012764b" officeooo:paragraph-rsid="0012764b"/>
    </style:style>
    <style:style style:name="P94" style:family="paragraph" style:parent-style-name="Text_20_body" style:list-style-name="L5">
      <style:paragraph-properties fo:margin-top="0cm" fo:margin-bottom="0cm" loext:contextual-spacing="false" fo:line-height="138%" fo:text-align="start" style:justify-single-word="false" style:writing-mode="lr-tb"/>
      <style:text-properties fo:font-weight="normal" officeooo:rsid="0015da06" officeooo:paragraph-rsid="0015da06"/>
    </style:style>
    <style:style style:name="P95" style:family="paragraph" style:parent-style-name="Text_20_body" style:list-style-name="L6">
      <style:paragraph-properties fo:margin-top="0cm" fo:margin-bottom="0cm" loext:contextual-spacing="false" fo:line-height="138%" fo:text-align="start" style:justify-single-word="false" style:writing-mode="lr-tb"/>
      <style:text-properties fo:font-weight="normal" officeooo:rsid="001781b1" officeooo:paragraph-rsid="001781b1"/>
    </style:style>
    <style:style style:name="P96" style:family="paragraph" style:parent-style-name="Text_20_body" style:list-style-name="L7">
      <style:paragraph-properties fo:margin-top="0cm" fo:margin-bottom="0cm" loext:contextual-spacing="false" fo:line-height="138%" fo:text-align="start" style:justify-single-word="false" style:writing-mode="lr-tb"/>
      <style:text-properties officeooo:paragraph-rsid="0021447d"/>
    </style:style>
    <style:style style:name="P97" style:family="paragraph" style:parent-style-name="Standard" style:list-style-name="L8">
      <style:text-properties officeooo:paragraph-rsid="00268f78"/>
    </style:style>
    <style:style style:name="P98" style:family="paragraph" style:parent-style-name="Standard" style:list-style-name="L8">
      <style:text-properties officeooo:rsid="000f2859" officeooo:paragraph-rsid="00268f78"/>
    </style:style>
    <style:style style:name="P99" style:family="paragraph" style:parent-style-name="Standard" style:list-style-name="L9">
      <style:text-properties officeooo:rsid="000f2859" officeooo:paragraph-rsid="002ca61f"/>
    </style:style>
    <style:style style:name="P100" style:family="paragraph" style:parent-style-name="Standard" style:list-style-name="L9">
      <style:text-properties officeooo:paragraph-rsid="003392b8"/>
    </style:style>
    <style:style style:name="P101"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2ac1f5" officeooo:paragraph-rsid="002ac1f5" style:text-blinking="false" fo:background-color="transparent" style:font-style-asian="normal" style:font-weight-asian="normal" style:font-style-complex="normal" style:font-weight-complex="normal"/>
    </style:style>
    <style:style style:name="P102"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2ac1f5" officeooo:paragraph-rsid="002ca61f" style:text-blinking="false" fo:background-color="transparent" style:font-style-asian="normal" style:font-weight-asian="normal" style:font-style-complex="normal" style:font-weight-complex="normal"/>
    </style:style>
    <style:style style:name="P103" style:family="paragraph" style:parent-style-name="Standard" style:list-style-name="L10">
      <style:text-properties fo:font-variant="normal" fo:text-transform="none" fo:color="#000000" style:text-line-through-style="none" style:text-line-through-type="none" style:font-name="Arial" fo:font-size="11pt" fo:font-style="normal" style:text-underline-style="none" fo:font-weight="normal" officeooo:rsid="002bf928" officeooo:paragraph-rsid="002bf928" style:text-blinking="false" fo:background-color="transparent" style:font-style-asian="normal" style:font-weight-asian="normal" style:font-style-complex="normal" style:font-weight-complex="normal"/>
    </style:style>
    <style:style style:name="P104" style:family="paragraph" style:parent-style-name="Standard" style:list-style-name="L11">
      <style:text-properties fo:font-variant="normal" fo:text-transform="none" fo:color="#000000" style:text-line-through-style="none" style:text-line-through-type="none" style:font-name="Arial" fo:font-size="11pt" fo:font-style="normal" style:text-underline-style="none" fo:font-weight="normal" officeooo:rsid="002bf928" officeooo:paragraph-rsid="002e038a" style:text-blinking="false" fo:background-color="transparent" style:font-style-asian="normal" style:font-weight-asian="normal" style:font-style-complex="normal" style:font-weight-complex="normal"/>
    </style:style>
    <style:style style:name="P105"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2ca61f" officeooo:paragraph-rsid="002ca61f" style:text-blinking="false" fo:background-color="transparent" style:font-style-asian="normal" style:font-weight-asian="normal" style:font-style-complex="normal" style:font-weight-complex="normal"/>
    </style:style>
    <style:style style:name="P106"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2ca61f" officeooo:paragraph-rsid="003020ac" style:text-blinking="false" fo:background-color="transparent" style:font-style-asian="normal" style:font-weight-asian="normal" style:font-style-complex="normal" style:font-weight-complex="normal"/>
    </style:style>
    <style:style style:name="P107"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2ca61f" officeooo:paragraph-rsid="003392b8" style:text-blinking="false" fo:background-color="transparent" style:font-style-asian="normal" style:font-weight-asian="normal" style:font-style-complex="normal" style:font-weight-complex="normal"/>
    </style:style>
    <style:style style:name="P108"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0f2859" officeooo:paragraph-rsid="002ca61f" style:text-blinking="false" fo:background-color="transparent" style:font-style-asian="normal" style:font-weight-asian="normal" style:font-style-complex="normal" style:font-weight-complex="normal"/>
    </style:style>
    <style:style style:name="P109"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0f2859" officeooo:paragraph-rsid="003020ac" style:text-blinking="false" fo:background-color="transparent" style:font-style-asian="normal" style:font-weight-asian="normal" style:font-style-complex="normal" style:font-weight-complex="normal"/>
    </style:style>
    <style:style style:name="P110"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0f2859" officeooo:paragraph-rsid="003392b8" style:text-blinking="false" fo:background-color="transparent" style:font-style-asian="normal" style:font-weight-asian="normal" style:font-style-complex="normal" style:font-weight-complex="normal"/>
    </style:style>
    <style:style style:name="P111"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2d99fb" officeooo:paragraph-rsid="002ca61f" style:text-blinking="false" fo:background-color="transparent" style:font-style-asian="normal" style:font-weight-asian="normal" style:font-style-complex="normal" style:font-weight-complex="normal"/>
    </style:style>
    <style:style style:name="P112" style:family="paragraph" style:parent-style-name="Standard" style:list-style-name="L11">
      <style:text-properties fo:font-variant="normal" fo:text-transform="none" fo:color="#000000" style:text-line-through-style="none" style:text-line-through-type="none" style:font-name="Arial" fo:font-size="11pt" fo:font-style="normal" style:text-underline-style="none" fo:font-weight="normal" officeooo:rsid="002e038a" officeooo:paragraph-rsid="002e038a" style:text-blinking="false" fo:background-color="transparent" style:font-style-asian="normal" style:font-weight-asian="normal" style:font-style-complex="normal" style:font-weight-complex="normal"/>
    </style:style>
    <style:style style:name="P113"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3020ac" officeooo:paragraph-rsid="003020ac" style:text-blinking="false" fo:background-color="transparent" style:font-style-asian="normal" style:font-weight-asian="normal" style:font-style-complex="normal" style:font-weight-complex="normal"/>
    </style:style>
    <style:style style:name="P114"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3020ac" officeooo:paragraph-rsid="003571b3" style:text-blinking="false" fo:background-color="transparent" style:font-style-asian="normal" style:font-weight-asian="normal" style:font-style-complex="normal" style:font-weight-complex="normal"/>
    </style:style>
    <style:style style:name="P115"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31332a" officeooo:paragraph-rsid="0031332a" style:text-blinking="false" fo:background-color="transparent" style:font-style-asian="normal" style:font-weight-asian="normal" style:font-style-complex="normal" style:font-weight-complex="normal"/>
    </style:style>
    <style:style style:name="P116"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3392b8" officeooo:paragraph-rsid="003392b8" style:text-blinking="false" fo:background-color="transparent" style:font-style-asian="normal" style:font-weight-asian="normal" style:font-style-complex="normal" style:font-weight-complex="normal"/>
    </style:style>
    <style:style style:name="P117" style:family="paragraph" style:parent-style-name="Standard" style:list-style-name="L9">
      <style:text-properties fo:font-variant="normal" fo:text-transform="none" fo:color="#000000" style:text-line-through-style="none" style:text-line-through-type="none" style:font-name="Arial" fo:font-size="11pt" fo:font-style="normal" style:text-underline-style="none" fo:font-weight="normal" officeooo:rsid="003571b3" officeooo:paragraph-rsid="003571b3" style:text-blinking="false" fo:background-color="transparent" style:font-style-asian="normal" style:font-weight-asian="normal" style:font-style-complex="normal" style:font-weight-complex="normal"/>
    </style:style>
    <style:style style:name="P118"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93249" officeooo:paragraph-rsid="00393249" style:text-blinking="false" fo:background-color="transparent" style:font-style-asian="normal" style:font-weight-asian="normal" style:font-style-complex="normal" style:font-weight-complex="normal"/>
    </style:style>
    <style:style style:name="P119" style:family="paragraph" style:parent-style-name="Standard" style:list-style-name="L12">
      <style:text-properties fo:font-variant="normal" fo:text-transform="none" fo:color="#000000" style:text-line-through-style="none" style:text-line-through-type="none" style:font-name="Arial" fo:font-size="11pt" fo:font-style="normal" style:text-underline-style="none" fo:font-weight="normal" officeooo:rsid="003b6fce" officeooo:paragraph-rsid="003b6fce" style:text-blinking="false" fo:background-color="transparent" style:font-style-asian="normal" style:font-weight-asian="normal" style:font-style-complex="normal" style:font-weight-complex="normal"/>
    </style:style>
    <style:style style:name="P120" style:family="paragraph" style:parent-style-name="Standard" style:list-style-name="L13">
      <style:text-properties fo:font-variant="normal" fo:text-transform="none" fo:color="#000000" style:text-line-through-style="none" style:text-line-through-type="none" style:font-name="Arial" fo:font-size="11pt" fo:font-style="normal" style:text-underline-style="none" fo:font-weight="normal" officeooo:rsid="003b6fce" officeooo:paragraph-rsid="003b6fce" style:text-blinking="false" fo:background-color="transparent" style:font-style-asian="normal" style:font-weight-asian="normal" style:font-style-complex="normal" style:font-weight-complex="normal"/>
    </style:style>
    <style:style style:name="P12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b6fce" officeooo:paragraph-rsid="003b6fce" style:text-blinking="false" fo:background-color="transparent" style:font-style-asian="normal" style:font-weight-asian="normal" style:font-style-complex="normal" style:font-weight-complex="normal"/>
    </style:style>
    <style:style style:name="P12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fa4aa" officeooo:paragraph-rsid="003fa4aa" style:text-blinking="false" fo:background-color="transparent" style:font-style-asian="normal" style:font-weight-asian="normal" style:font-style-complex="normal" style:font-weight-complex="normal"/>
    </style:style>
    <style:style style:name="P12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fa4aa" officeooo:paragraph-rsid="00418eec" style:text-blinking="false" fo:background-color="transparent" style:font-style-asian="normal" style:font-weight-asian="normal" style:font-style-complex="normal" style:font-weight-complex="normal"/>
    </style:style>
    <style:style style:name="P12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fa4aa" officeooo:paragraph-rsid="00424c8d" style:text-blinking="false" fo:background-color="transparent" style:font-style-asian="normal" style:font-weight-asian="normal" style:font-style-complex="normal" style:font-weight-complex="normal"/>
    </style:style>
    <style:style style:name="P12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418eec" officeooo:paragraph-rsid="00418eec" style:text-blinking="false" fo:background-color="transparent" style:font-style-asian="normal" style:font-weight-asian="normal" style:font-style-complex="normal" style:font-weight-complex="normal"/>
    </style:style>
    <style:style style:name="P12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424c8d" officeooo:paragraph-rsid="00424c8d" style:text-blinking="false" fo:background-color="transparent" style:font-style-asian="normal" style:font-weight-asian="normal" style:font-style-complex="normal" style:font-weight-complex="normal"/>
    </style:style>
    <style:style style:name="P127"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0f2859" officeooo:paragraph-rsid="003fa4aa" style:text-blinking="false" fo:background-color="transparent" style:font-style-asian="normal" style:font-weight-asian="bold" style:font-style-complex="normal" style:font-weight-complex="bold"/>
    </style:style>
    <style:style style:name="P128"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0f2859" officeooo:paragraph-rsid="00418eec" style:text-blinking="false" fo:background-color="transparent" style:font-style-asian="normal" style:font-weight-asian="bold" style:font-style-complex="normal" style:font-weight-complex="bold"/>
    </style:style>
    <style:style style:name="P129"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0f2859" officeooo:paragraph-rsid="00424c8d" style:text-blinking="false" fo:background-color="transparent" style:font-style-asian="normal" style:font-weight-asian="bold" style:font-style-complex="normal" style:font-weight-complex="bold"/>
    </style:style>
    <style:style style:name="P130" style:family="paragraph" style:parent-style-name="Standard" style:list-style-name="L8">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0b4e22" officeooo:paragraph-rsid="00268f78" style:text-blinking="false" fo:background-color="transparent" style:font-style-asian="normal" style:font-weight-asian="normal" style:font-style-complex="normal" style:font-weight-complex="normal"/>
    </style:style>
    <style:style style:name="T1" style:family="text">
      <style:text-properties officeooo:rsid="0004da4c"/>
    </style:style>
    <style:style style:name="T2" style:family="text">
      <style:text-properties officeooo:rsid="0005e8f8"/>
    </style:style>
    <style:style style:name="T3" style:family="text">
      <style:text-properties officeooo:rsid="0007e097"/>
    </style:style>
    <style:style style:name="T4" style:family="text">
      <style:text-properties officeooo:rsid="000da1c5"/>
    </style:style>
    <style:style style:name="T5" style:family="text">
      <style:text-properties officeooo:rsid="000e7803"/>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0c0be"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e716e"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1447d" style:text-blinking="false"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ca61f" style:text-blinking="false"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3392b8" style:text-blinking="false" fo:background-color="transparent" loext:char-shading-value="0" style:font-style-asian="normal" style:font-weight-asian="normal" style:font-style-complex="normal" style:font-weight-complex="normal"/>
    </style:style>
    <style:style style:name="T12" style:family="text">
      <style:text-properties officeooo:rsid="001081b9"/>
    </style:style>
    <style:style style:name="T13" style:family="text">
      <style:text-properties officeooo:rsid="0010c0be"/>
    </style:style>
    <style:style style:name="T14" style:family="text">
      <style:text-properties fo:font-weight="normal"/>
    </style:style>
    <style:style style:name="T15" style:family="text">
      <style:text-properties fo:font-weight="normal" officeooo:rsid="001781b1"/>
    </style:style>
    <style:style style:name="T16" style:family="text">
      <style:text-properties fo:font-weight="normal" style:font-weight-asian="normal" style:font-weight-complex="normal"/>
    </style:style>
    <style:style style:name="T17" style:family="text">
      <style:text-properties fo:font-weight="normal" officeooo:rsid="003020ac" style:font-weight-asian="normal" style:font-weight-complex="normal"/>
    </style:style>
    <style:style style:name="T18" style:family="text">
      <style:text-properties fo:font-weight="normal" officeooo:rsid="002ac1f5" style:font-weight-asian="normal" style:font-weight-complex="normal"/>
    </style:style>
    <style:style style:name="T19" style:family="text">
      <style:text-properties fo:font-weight="normal" officeooo:rsid="00375446" style:font-weight-asian="normal" style:font-weight-complex="normal"/>
    </style:style>
    <style:style style:name="T20" style:family="text">
      <style:text-properties fo:font-weight="normal" officeooo:rsid="00392c8b" style:font-weight-asian="normal" style:font-weight-complex="normal"/>
    </style:style>
    <style:style style:name="T21" style:family="text">
      <style:text-properties fo:font-weight="normal" officeooo:rsid="00393249" style:font-weight-asian="normal" style:font-weight-complex="normal"/>
    </style:style>
    <style:style style:name="T22" style:family="text">
      <style:text-properties officeooo:rsid="0015da06"/>
    </style:style>
    <style:style style:name="T23" style:family="text">
      <style:text-properties officeooo:rsid="00193aec"/>
    </style:style>
    <style:style style:name="T24" style:family="text">
      <style:text-properties officeooo:rsid="001b3a40"/>
    </style:style>
    <style:style style:name="T25" style:family="text">
      <style:text-properties officeooo:rsid="001bf559"/>
    </style:style>
    <style:style style:name="T26" style:family="text">
      <style:text-properties officeooo:rsid="001d9ddd"/>
    </style:style>
    <style:style style:name="T27" style:family="text">
      <style:text-properties officeooo:rsid="000cb634"/>
    </style:style>
    <style:style style:name="T28" style:family="text">
      <style:text-properties officeooo:rsid="000c0308"/>
    </style:style>
    <style:style style:name="T29" style:family="text">
      <style:text-properties officeooo:rsid="00256ac9"/>
    </style:style>
    <style:style style:name="T30" style:family="text">
      <style:text-properties officeooo:rsid="000f2859"/>
    </style:style>
    <style:style style:name="T31" style:family="text">
      <style:text-properties officeooo:rsid="00268f78"/>
    </style:style>
    <style:style style:name="T32" style:family="text">
      <style:text-properties officeooo:rsid="0027fc8f"/>
    </style:style>
    <style:style style:name="T33" style:family="text">
      <style:text-properties officeooo:rsid="002ac1f5"/>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2c33c5"/>
    </style:style>
    <style:style style:name="T36" style:family="text">
      <style:text-properties officeooo:rsid="002ca61f"/>
    </style:style>
    <style:style style:name="T37" style:family="text">
      <style:text-properties officeooo:rsid="002d99fb"/>
    </style:style>
    <style:style style:name="T38" style:family="text">
      <style:text-properties officeooo:rsid="002e038a"/>
    </style:style>
    <style:style style:name="T39" style:family="text">
      <style:text-properties officeooo:rsid="002f1643"/>
    </style:style>
    <style:style style:name="T40" style:family="text">
      <style:text-properties officeooo:rsid="003020ac"/>
    </style:style>
    <style:style style:name="T41" style:family="text">
      <style:text-properties officeooo:rsid="003571b3"/>
    </style:style>
    <style:style style:name="T42" style:family="text">
      <style:text-properties officeooo:rsid="00375446"/>
    </style:style>
    <style:style style:name="T43" style:family="text">
      <style:text-properties officeooo:rsid="003d612a"/>
    </style:style>
    <style:style style:name="T44" style:family="text">
      <style:text-properties officeooo:rsid="003fa4aa"/>
    </style:style>
    <style:style style:name="T45" style:family="text">
      <style:text-properties officeooo:rsid="00418eec"/>
    </style:style>
    <style:style style:name="T46" style:family="text">
      <style:text-properties officeooo:rsid="00424c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MA <text:span text:style-name="T1">3</text:span>: <text:span text:style-name="T1">HTML</text:span></text:p>
      <text:p text:style-name="P1"/>
      <text:p text:style-name="P2"><text:span text:style-name="T1">3</text:span>.1 - <text:span text:style-name="T1">INTRODUCCIÓN</text:span></text:p>
      <text:list xml:id="list554811389" text:style-name="L1">
        <text:list-item>
          <text:p text:style-name="P76">1993: HTML (HyperText Markup Language)</text:p>
          <text:p text:style-name="P76">Primera versión de HTML no estandarizada. Permitía el uso de párrafos, cabeceras, saltos de línea, listas, etc. Se fueron añadiendo: negrita, formularios…</text:p>
        </text:list-item>
        <text:list-item>
          <text:p text:style-name="P76">1995: HTML 2.0 publicado como estándar. Define elementos de formulario: INPUT, SELECT. También tiene enlaces, cabeceras, etc.</text:p>
        </text:list-item>
        <text:list-item>
          <text:p text:style-name="P76">1997: HTML 3.2 publicada por W3C (WWWC – World Wide Web Consortium). <text:span text:style-name="T2">Incluye scripts y hojas de estilo (CSS).</text:span></text:p>
        </text:list-item>
        <text:list-item>
          <text:p text:style-name="P77">1998: HTML 4.0 publicado por la W3C. Incluye etiquetas nuevas para CSS: div, span.</text:p>
        </text:list-item>
        <text:list-item>
          <text:p text:style-name="P77">1999: HTML 4.1 publicado por la W3C.</text:p>
        </text:list-item>
        <text:list-item>
          <text:p text:style-name="P77">2010: HTML 5. Web Semántica</text:p>
        </text:list-item>
      </text:list>
      <text:p text:style-name="P5"/>
      <text:p text:style-name="P3"><text:span text:style-name="T1">3</text:span>.1 – <text:span text:style-name="T3">ENTORNOS WEB (EN LA PRESENTACIÓN DEL PROFESOR)</text:span></text:p>
      <text:p text:style-name="P3">.</text:p>
      <text:p text:style-name="P3">.</text:p>
      <text:p text:style-name="P4"><text:span text:style-name="T1">3</text:span>.<text:span text:style-name="T4">4</text:span> – <text:span text:style-name="T4">SINTAXIS HTML</text:span></text:p>
      <text:p text:style-name="P17">Basa la sintaxis en etiquetas (paradigma)</text:p>
      <text:p text:style-name="P19"><text:span text:style-name="T1">3</text:span>.<text:span text:style-name="T4">4.1</text:span> – <text:span text:style-name="T5">ETIQUETAS</text:span></text:p>
      <text:p text:style-name="P18">Se compone de dos partes:</text:p>
      <text:list xml:id="list3216389910" text:style-name="L2">
        <text:list-item>
          <text:p text:style-name="P78">Apertura: De forma general: &lt;etiqueta&gt;. Dentro de una etiqueta de apertura, pueden especificarse atributos entre comillas como:</text:p>
          <text:p text:style-name="P79">&lt;etiqueta atrib1=”valor1” atrib2=”valor2”...&gt;</text:p>
          <text:p text:style-name="P78">Un atributo especifica un parámetro que modifica el comportamiento de la etiqueta.</text:p>
        </text:list-item>
        <text:list-item>
          <text:p text:style-name="P78">Cierre: De forma general: &lt;/etiqueta&gt;.</text:p>
          <text:p text:style-name="P78">Algunas etiquetas no necesitan etiqueta de cierre ya que son autocontenidas.</text:p>
        </text:list-item>
      </text:list>
      <text:p text:style-name="P6"/>
      <text:p text:style-name="P7">Una etiqueta puede ser:</text:p>
      <text:list xml:id="list728135561" text:style-name="L3">
        <text:list-item>
          <text:p text:style-name="P80">Vacía: No contiene elementos dentro de la apertura y cierre. Se utilizan para saltos de línea, las líneas horizontales, etc</text:p>
          <text:p text:style-name="P81">&lt;etiqueta&gt; ó &lt;etiqueta/&gt;</text:p>
          <text:p text:style-name="P82">Ejemplo: &lt;br&gt; ó &lt;br/&gt;</text:p>
          <text:p text:style-name="P82"/>
        </text:list-item>
        <text:list-item>
          <text:p text:style-name="P83">Contenedoras: Consta de una etiqueta de apertura y una etiqueta de cierre. Todo lo que se incluye dentro de las etiquetas contenedoras está sujeto al formato indicado por la etiqueta. La mayoría de etiquetas de HTML pueden contener a su vez otras etiquetas que pueden ser vacías o contenedoras.</text:p>
          <text:p text:style-name="P84">&lt;etiqueta&gt;</text:p>
          <text:list>
            <text:list-header>
              <text:p text:style-name="P84">Bloque</text:p>
              <text:p text:style-name="P84">&lt;/etiqueta&gt;</text:p>
            </text:list-header>
          </text:list>
        </text:list-item>
      </text:list>
      <text:p text:style-name="P20"><text:soft-page-break/><text:span text:style-name="T1">3</text:span>.<text:span text:style-name="T4">4.2</text:span> – <text:span text:style-name="T12">ATRIBUTOS</text:span></text:p>
      <text:p text:style-name="P27">Las etiquetas de un documento HTML pueden contener atributos que son una serie de valores que harán que los efectos que producen las etiquetas varíen, ya sean colores, alineación, estilos, etc. Los atributos se especifican:</text:p>
      <text:p text:style-name="P27"/>
      <text:p text:style-name="P28">&lt;etiqueta atributo1=”valor1 atributo2=”valor2”&gt;</text:p>
      <text:p text:style-name="P27"><text:tab/><text:tab/><text:tab/><text:tab/>Bloque de la etiqueta</text:p>
      <text:p text:style-name="P27"><text:tab/><text:tab/><text:tab/> <text:s text:c="6"/>&lt;/etiqueta&gt;</text:p>
      <text:p text:style-name="P27">Ej.</text:p>
      <text:p text:style-name="P27">&lt;p align=”center”&gt;</text:p>
      <text:p text:style-name="P27"><text:s/><text:tab/>Texto centradp</text:p>
      <text:p text:style-name="P27">&lt;/p&gt;</text:p>
      <text:p text:style-name="P33"/>
      <text:p text:style-name="P21"><text:span text:style-name="T1">3</text:span>.<text:span text:style-name="T4">4.3</text:span> – <text:span text:style-name="T13">CONSIDERACIONES SOBRE HTML</text:span></text:p>
      <text:list xml:id="list551099583" text:style-name="L4">
        <text:list-item>
          <text:p text:style-name="P85">No es sensible a mayúsculas/minúsculas en los nombres de etiquetas (case sensitive)</text:p>
          <text:p text:style-name="P86"/>
          <text:p text:style-name="P93"><text:span text:style-name="T7">&lt;</text:span><text:span text:style-name="T6">html&gt; = &lt;HTML&gt; = &lt;Html&gt; = &lt;HtML&gt;</text:span></text:p>
          <text:p text:style-name="P87"/>
        </text:list-item>
        <text:list-item>
          <text:p text:style-name="P88">Es importante mantener la anidación correcta de las etiquetas. Cerrar las etiquetas en orden contrario al abierto y utilizar tabulaciones adecuadas.</text:p>
        </text:list-item>
      </text:list>
      <text:p text:style-name="P8"/>
      <text:p text:style-name="P25"><text:span text:style-name="T1">3</text:span>.<text:span text:style-name="T22">5</text:span> – <text:span text:style-name="T22">ESTRUCTURA DE UN DOCUMENTO HTML</text:span></text:p>
      <text:p text:style-name="P29"><text:tab/>&lt;html&gt;</text:p>
      <text:p text:style-name="P29"><text:tab/> <text:s/>&lt;head&gt;</text:p>
      <text:p text:style-name="P29"><text:tab/> <text:s/>&lt;/head&gt;</text:p>
      <text:p text:style-name="P29"><text:tab/> <text:s/>&lt;body&gt;</text:p>
      <text:p text:style-name="P29"><text:tab/> <text:s/>&lt;/body&gt;</text:p>
      <text:p text:style-name="P29"><text:tab/>&lt;/html&gt;</text:p>
      <text:p text:style-name="P29"/>
      <text:list xml:id="list2913049892" text:style-name="L5">
        <text:list-item>
          <text:p text:style-name="P94">hmtl: Indica un tipo de documento HTML</text:p>
          <text:list>
            <text:list-item>
              <text:p text:style-name="P94">head: Contiene la información del documento</text:p>
              <text:p text:style-name="P94">HTML, que no se representa en la ventana del navegador</text:p>
            </text:list-item>
            <text:list-item>
              <text:p text:style-name="P94">body: Contiene la información visible del documento por el navegador</text:p>
            </text:list-item>
          </text:list>
        </text:list-item>
      </text:list>
      <text:p text:style-name="P11"/>
      <text:p text:style-name="P10"><text:span text:style-name="T14">La etiqueta HTML indica la versión del documento que se está utilizando. Esta versión determina la sintáxis y estructura de todos los elementos que se usan en el documento HTML. </text:span><text:span text:style-name="T15">Este documento de definición se llama DTD (Data Type Definition).</text:span></text:p>
      <text:p text:style-name="P12"/>
      <text:p text:style-name="P13">Para indicar el tipo de documento:</text:p>
      <text:p text:style-name="P14">&lt;!DOCTYPE HTML PUBLIC [fpi] [url_dtd]&gt;</text:p>
      <text:p text:style-name="P13"><text:soft-page-break/>Dónde:</text:p>
      <text:list xml:id="list2967657710" text:style-name="L6">
        <text:list-item>
          <text:p text:style-name="P95">fpi: Indica el identificador público de formato. (Format Public Identifier)</text:p>
        </text:list-item>
        <text:list-item>
          <text:p text:style-name="P95">url_dtd: Ubicación del fichero que contiene la DTD que indica el formato</text:p>
          <text:p text:style-name="P95"/>
        </text:list-item>
      </text:list>
      <text:p text:style-name="P26"><text:span text:style-name="T1">3</text:span>.<text:span text:style-name="T23">6</text:span> – <text:span text:style-name="T22">ETIQUETAS EN HEAD</text:span></text:p>
      <text:p text:style-name="P22"><text:span text:style-name="T1">3</text:span>.<text:span text:style-name="T23">6.1</text:span> – <text:span text:style-name="T23">COMENTARIOS</text:span></text:p>
      <text:p text:style-name="P30">Los comentarios son líneas que el intérprete omite y que utilizan para ayudar a la claridad del código del documento.</text:p>
      <text:p text:style-name="P30"><text:tab/></text:p>
      <text:p text:style-name="P30"><text:tab/><text:tab/><text:tab/><text:tab/><text:tab/>&lt;!-- Comentario --<text:span text:style-name="T24">&gt;</text:span></text:p>
      <text:p text:style-name="P30"/>
      <text:p text:style-name="P23"><text:span text:style-name="T1">3</text:span>.<text:span text:style-name="T23">6.2</text:span> – <text:span text:style-name="T25">TÍTULO</text:span></text:p>
      <text:p text:style-name="P31">Define el título del documento que aparecerá en la barra superior del navegador. También aparecerá como nombre al agregar la página a favoritos y se utilizará como índice para los motores de búsqueda.</text:p>
      <text:p text:style-name="P31"/>
      <text:p text:style-name="P24"><text:span text:style-name="T1">3</text:span>.<text:span text:style-name="T23">6.3 </text:span>– <text:span text:style-name="T26">META</text:span></text:p>
      <text:p text:style-name="P32">Proporciona información sobre la página que usarán los navegadores. Mediante meta se pueden especificar distinta información no visible que el navegador utiliza para identificar la página.</text:p>
      <text:p text:style-name="P32">Opciones:</text:p>
      <text:list xml:id="list4121401108" text:style-name="L7">
        <text:list-item>
          <text:p text:style-name="P89">charset: Juego de caracteres empleado</text:p>
          <text:p text:style-name="P89">Valores permitidos: utf-8, iso-8859-1</text:p>
          <text:p text:style-name="P89">&lt;meta charset=”utf-8”/&gt;</text:p>
        </text:list-item>
        <text:list-item>
          <text:p text:style-name="P90">name: Especifica valores de la página no visibles, empleados por los motores de búsqueda para indexar la página. Un atributo name se asocia a un atributo content con el valor asociado.</text:p>
          <text:p text:style-name="P90">&lt;meta name=”nombre” content=”valor”/&gt;</text:p>
          <text:p text:style-name="P91">Valores más usados en name:</text:p>
          <text:list>
            <text:list-item>
              <text:list>
                <text:list-item>
                  <text:p text:style-name="P91">author: Autor de la página</text:p>
                </text:list-item>
                <text:list-item>
                  <text:p text:style-name="P91">description: Descripción de la página</text:p>
                </text:list-item>
                <text:list-item>
                  <text:p text:style-name="P91">Keywords: Palabras clave que definen la página</text:p>
                </text:list-item>
                <text:list-item>
                  <text:p text:style-name="P91">generator: Tecnología empleada en desarrollo</text:p>
                </text:list-item>
              </text:list>
            </text:list-item>
          </text:list>
        </text:list-item>
        <text:list-item>
          <text:p text:style-name="P96"><text:span text:style-name="T9">http-equiv</text:span><text:span text:style-name="T8">: </text:span><text:span text:style-name="T9">Cabeceras de información de la página. Un atributo http-equiv va asociado a un atributo content.</text:span></text:p>
          <text:p text:style-name="P92">&lt;meta http-equiv=”nombre” content=”valor”/&gt;</text:p>
        </text:list-item>
      </text:list>
      <text:p text:style-name="P34"><text:tab/>Los posibles valores de nombre son:</text:p>
      <text:p text:style-name="P34"><text:tab/></text:p>
      <text:p text:style-name="P34"><text:tab/>content-type: Especifica el juego de caracteres utilizando en el documento.</text:p>
      <text:p text:style-name="P34"><text:tab/><text:tab/><text:tab/>(HTML5 &lt;meta charset=”urf-8”&gt;)</text:p>
      <text:p text:style-name="P34"><text:tab/><text:tab/><text:tab/>&lt;meta http-equiv=”content-type”</text:p>
      <text:p text:style-name="P34"><text:tab/><text:tab/><text:tab/>content=”text/html; charset=UTF-8”/<text:span text:style-name="T28">&gt;</text:span></text:p>
      <text:p text:style-name="P34"/>
      <text:p text:style-name="P45"><text:tab/>refresh: Intervalo de tiempo en segundos para la recarga automática de la página</text:p>
      <text:p text:style-name="P34"><text:soft-page-break/><text:tab/><text:tab/><text:tab/>&lt;meta http-equiv=”<text:span text:style-name="T28">refresh</text:span>” content=”<text:span text:style-name="T28">3</text:span>”/<text:span text:style-name="T28">&gt;</text:span></text:p>
      <text:p text:style-name="P34"/>
      <text:p text:style-name="P46"><text:tab/>default-style: Indica la hoja de estilos (css), que usará por defecto en el documento</text:p>
      <text:p text:style-name="P15"><text:tab/><text:tab/>&lt;meta http-equiv=”<text:span text:style-name="T27">default-style</text:span>” content=”<text:span text:style-name="T27">NombreDeHoja</text:span>”/<text:span text:style-name="T28">&gt;</text:span></text:p>
      <text:p text:style-name="P15"/>
      <text:p text:style-name="P15"><text:tab/>&lt;link rel="stylesheet" <text:s/>type="text/css" <text:s/>href="<text:span text:style-name="T29">fichero</text:span>.css" title="<text:span text:style-name="T29">NombreHoja</text:span>"&gt;</text:p>
      <text:p text:style-name="P15"/>
      <text:p text:style-name="P41">3.6.<text:span text:style-name="T31">4</text:span> B<text:span text:style-name="T31">ASE</text:span></text:p>
      <text:p text:style-name="P35">Especifica la dirección URL para todas las direcciones relativas existentes en el documento. </text:p>
      <text:p text:style-name="P35">Solo puede haber una etiqueta base en un documento HTML.</text:p>
      <text:p text:style-name="P35"><text:tab/><text:tab/>&lt;base href=”RutaRelativa” target=”ModoEnlace”&gt;</text:p>
      <text:p text:style-name="P35">Dónde:</text:p>
      <text:list xml:id="list2446649259" text:style-name="L8">
        <text:list-item>
          <text:p text:style-name="P98">RutaRelativa: Ruta para los elementos del documento.</text:p>
        </text:list-item>
        <text:list-item>
          <text:p text:style-name="P98">ModoEnlace: Especifica el modo de apertura de un enlace del documento (&lt;a&gt;)</text:p>
          <text:p text:style-name="P97"/>
          <text:p text:style-name="P97">_<text:span text:style-name="T30">blank: Abre el enlace en una ventana o pestaña nueva</text:span></text:p>
          <text:p text:style-name="P97">_<text:span text:style-name="T30">parent: Abre el enlace en el marco padre que lo contiene</text:span></text:p>
          <text:p text:style-name="P97">_<text:span text:style-name="T30">self: Abra el enlace en el mismo documento que lo llama por defecto</text:span></text:p>
          <text:p text:style-name="P130">_<text:span text:style-name="T30">top: Abre el enlace en el cuerpo que contiene al marco</text:span></text:p>
        </text:list-item>
      </text:list>
      <text:p text:style-name="P16"/>
      <text:p text:style-name="P42">3.6.<text:span text:style-name="T32">5</text:span> <text:span text:style-name="T32">LINK</text:span></text:p>
      <text:p text:style-name="P47">Define un enlace entre el documento actual y un fichero externo</text:p>
      <text:p text:style-name="P36"><text:tab/><text:tab/>&lt;<text:span text:style-name="T32">link</text:span> href=”<text:span text:style-name="T32">nombreFichero</text:span>” </text:p>
      <text:p text:style-name="P36"><text:tab/><text:tab/> <text:s text:c="9"/><text:span text:style-name="T32">rel</text:span>=”<text:span text:style-name="T32">tipoFichero”</text:span></text:p>
      <text:p text:style-name="P36"><text:tab/><text:tab/> <text:s text:c="9"/><text:span text:style-name="T32">type=”tipoFichero”/</text:span>&gt;</text:p>
      <text:p text:style-name="P47"/>
      <text:p text:style-name="P43">3.6.<text:span text:style-name="T33">6</text:span> <text:span text:style-name="T33">SCRIPT</text:span></text:p>
      <text:p text:style-name="P72">Se utiliza para incluir elementos escritos en un lenguaje de cliente para completar las acciones del código HTML. Se puede incluir:</text:p>
      <text:list xml:id="list3294920452" text:style-name="L9">
        <text:list-item>
          <text:p text:style-name="P101">En línea</text:p>
        </text:list-item>
        <text:list-item>
          <text:p text:style-name="P101">Mediante un fichero</text:p>
        </text:list-item>
      </text:list>
      <text:p text:style-name="P52"/>
      <text:p text:style-name="P52">En línea:</text:p>
      <text:p text:style-name="P37"><text:tab/><text:tab/>&lt;<text:span text:style-name="T33">script</text:span> <text:span text:style-name="T33">type</text:span>=”<text:span text:style-name="T33">text/javascript</text:span>”<text:span text:style-name="T33">&gt;</text:span></text:p>
      <text:p text:style-name="P37"><text:tab/><text:tab/> <text:s text:c="4"/>---------------------</text:p>
      <text:p text:style-name="P37"><text:tab/><text:tab/> <text:s text:c="4"/>---------------------</text:p>
      <text:p text:style-name="P48"><text:tab/><text:tab/><text:span text:style-name="T33">&lt;/script&gt;</text:span></text:p>
      <text:p text:style-name="P48"/>
      <text:p text:style-name="P53">Mediante un fichero: </text:p>
      <text:p text:style-name="P38"><text:tab/><text:tab/>&lt;<text:span text:style-name="T33">script</text:span> <text:span text:style-name="T33">type</text:span>=”<text:span text:style-name="T33">text/javascript</text:span>”</text:p>
      <text:p text:style-name="P73"><text:tab/><text:tab/><text:tab/>src=”RutaFichero”&gt;</text:p>
      <text:p text:style-name="P38"><text:tab/><text:tab/> <text:s text:c="4"/>---------------------</text:p>
      <text:p text:style-name="P38"><text:tab/><text:tab/> <text:s text:c="4"/>---------------------</text:p>
      <text:p text:style-name="P49"><text:tab/><text:tab/><text:span text:style-name="T33">&lt;/script&gt;</text:span></text:p>
      <text:p text:style-name="P49"/>
      <text:list xml:id="list4054281671" text:style-name="L10">
        <text:list-item>
          <text:p text:style-name="P103"><text:span text:style-name="T35">Ruta</text:span><text:span text:style-name="T34">Fichero</text:span>: Fichero de código fuente del lenguaje correspondiente (.js)</text:p>
        </text:list-item>
      </text:list>
      <text:p text:style-name="P53"/>
      <text:p text:style-name="P53"/>
      <text:p text:style-name="P53"/>
      <text:p text:style-name="P53"/>
      <text:p text:style-name="P53"/>
      <text:p text:style-name="P53"/>
      <text:p text:style-name="P44"><text:soft-page-break/>3.6.<text:span text:style-name="T36">7</text:span> <text:span text:style-name="T36">STYLES</text:span></text:p>
      <text:p text:style-name="P75">Se utiliza para definir el estilo que se le aplica a un documento. Se puede indicar de varias maneras:</text:p>
      <text:p text:style-name="P75"/>
      <text:list xml:id="list123741336064778" text:continue-list="list3294920452" text:style-name="L9">
        <text:list-item>
          <text:p text:style-name="P105">Inline: </text:p>
          <text:list>
            <text:list-item>
              <text:list>
                <text:list-header>
                  <text:p text:style-name="P108">&lt;<text:span text:style-name="T36">style</text:span> <text:span text:style-name="T33">type</text:span>=”<text:span text:style-name="T33">text/css</text:span>”<text:span text:style-name="T33">&gt;</text:span></text:p>
                  <text:p text:style-name="P99"><text:s text:c="5"/>-------------------</text:p>
                  <text:p text:style-name="P108"><text:s text:c="5"/>---------------------</text:p>
                  <text:p text:style-name="P105">&lt;/style&gt;</text:p>
                  <text:p text:style-name="P105"/>
                </text:list-header>
              </text:list>
            </text:list-item>
          </text:list>
        </text:list-item>
        <text:list-item>
          <text:p text:style-name="P111">Offline: En un fichero aparte</text:p>
          <text:p text:style-name="P102"/>
        </text:list-item>
      </text:list>
      <text:p text:style-name="P40"><text:tab/><text:tab/>&lt;<text:span text:style-name="T37">link</text:span> <text:span text:style-name="T37">rel</text:span>=”<text:span text:style-name="T37">stylesheet</text:span>”</text:p>
      <text:p text:style-name="P74"><text:tab/><text:tab/> <text:s text:c="8"/>type=”text/css</text:p>
      <text:p text:style-name="P74"><text:tab/><text:tab/> <text:s text:c="8"/>href=RutaFichero&gt;</text:p>
      <text:p text:style-name="P50"/>
      <text:p text:style-name="P50"/>
      <text:list xml:id="list777356393" text:style-name="L11">
        <text:list-item>
          <text:p text:style-name="P112">Con atributo style de objeto HTML:</text:p>
          <text:p text:style-name="P104"/>
        </text:list-item>
      </text:list>
      <text:p text:style-name="P39"><text:tab/><text:tab/>&lt;<text:span text:style-name="T38">p</text:span> <text:span text:style-name="T38">style</text:span>=”<text:span text:style-name="T39">CódigoCSS</text:span>”</text:p>
      <text:p text:style-name="P50"><text:tab/><text:tab/><text:span text:style-name="T33">&lt;/p&gt;</text:span></text:p>
      <text:p text:style-name="P50"/>
      <text:p text:style-name="P71">3.<text:span text:style-name="T40">7</text:span> <text:span text:style-name="T40">ETIQUETAS DE BODY</text:span></text:p>
      <text:p text:style-name="P71"/>
      <text:p text:style-name="P63">3.<text:span text:style-name="T40">7</text:span>.<text:span text:style-name="T40">1</text:span> <text:span text:style-name="T40">ATRIBUTOS DE LA ETIQUTA BODY</text:span></text:p>
      <text:p text:style-name="P56">Todos los atributos de body se recomiendan mediante CSS. Los atributos más utilizados son:</text:p>
      <text:p text:style-name="P56"/>
      <text:list xml:id="list123741357887681" text:continue-list="list123741336064778" text:style-name="L9">
        <text:list-item>
          <text:p text:style-name="P106"><text:span text:style-name="T40">bgcolor</text:span>: <text:span text:style-name="T40">Color del fondo del cuerpo</text:span> </text:p>
          <text:p text:style-name="P106"/>
          <text:list>
            <text:list-item>
              <text:list>
                <text:list-header>
                  <text:p text:style-name="P109">&lt;<text:span text:style-name="T40">body</text:span> <text:span text:style-name="T40">bgcolor</text:span>=”<text:span text:style-name="T40">Color</text:span>”<text:span text:style-name="T33">&gt; https://www.w3schools.com/colors/colors_names.asp</text:span></text:p>
                  <text:p text:style-name="P109"/>
                  <text:p text:style-name="P113">Color se puede especificar:</text:p>
                  <text:p text:style-name="P113"/>
                  <text:list>
                    <text:list-item>
                      <text:list>
                        <text:list-item>
                          <text:p text:style-name="P113">NombreColor: Especifica el nombre del color según una constante predefinida en HTML.</text:p>
                          <text:p text:style-name="P113"/>
                        </text:list-item>
                        <text:list-item>
                          <text:p text:style-name="P115">#ValorHexadecimal: Especificar el valor hexadecimal para las componentes RGB del color</text:p>
                          <text:p text:style-name="P116"/>
                          <text:p text:style-name="P116">RGB(255,0,0) → #FF0000 Red</text:p>
                          <text:p text:style-name="P116">RGB(120,40,25) → #782819 </text:p>
                        </text:list-item>
                      </text:list>
                    </text:list-item>
                  </text:list>
                </text:list-header>
              </text:list>
            </text:list-item>
          </text:list>
        </text:list-item>
      </text:list>
      <text:p text:style-name="P54"/>
      <text:list xml:id="list123742663289972" text:continue-numbering="true" text:style-name="L9">
        <text:list-item>
          <text:list>
            <text:list-item>
              <text:list>
                <text:list-item>
                  <text:list>
                    <text:list-item>
                      <text:list>
                        <text:list-header>
                          <text:p text:style-name="P116"/>
                        </text:list-header>
                      </text:list>
                    </text:list-item>
                  </text:list>
                </text:list-item>
              </text:list>
            </text:list-item>
          </text:list>
        </text:list-item>
        <text:list-item>
          <text:p text:style-name="P100"><text:span text:style-name="T11">background</text:span><text:span text:style-name="T10">: </text:span><text:span text:style-name="T11">Especifica una imagen fija para el fondo</text:span><text:span text:style-name="T10"> </text:span></text:p>
          <text:p text:style-name="P107"/>
          <text:list>
            <text:list-item>
              <text:list>
                <text:list-header>
                  <text:p text:style-name="P107">&lt;body background=”FicheroImagen”&gt;</text:p>
                  <text:p text:style-name="P110"/>
                  <text:p text:style-name="P114">Color <text:span text:style-name="T41">de texto y de los enlaces</text:span>:</text:p>
                  <text:p text:style-name="P114"/>
                  <text:list>
                    <text:list-item>
                      <text:list>
                        <text:list-item>
                          <text:p text:style-name="P114"><text:span text:style-name="T41">text</text:span>: <text:span text:style-name="T41">Color del texto del documento</text:span></text:p>
                        </text:list-item>
                        <text:list-item>
                          <text:p text:style-name="P117">link: Color de los enlaces no visitados</text:p>
                        </text:list-item>
                        <text:list-item>
                          <text:p text:style-name="P114"><text:span text:style-name="T41">vlink</text:span>: <text:span text:style-name="T41">Color de los enlaces ya visitados</text:span></text:p>
                        </text:list-item>
                        <text:list-item>
                          <text:p text:style-name="P117">alink: Color de los enlaces activos</text:p>
                          <text:p text:style-name="P117"/>
                          <text:p text:style-name="P117">Todos los colores se pueden especificar como </text:p>
                          <text:p text:style-name="P117">&lt;nombre&gt; o &lt;#valorHexadecimal&gt;</text:p>
                        </text:list-item>
                      </text:list>
                    </text:list-item>
                  </text:list>
                </text:list-header>
              </text:list>
            </text:list-item>
          </text:list>
        </text:list-item>
      </text:list>
      <text:p text:style-name="P55"/>
      <text:p text:style-name="P64"><text:soft-page-break/>3.<text:span text:style-name="T40">7</text:span>.<text:span text:style-name="T42">2</text:span> <text:span text:style-name="T42">PÁRRAFOS</text:span></text:p>
      <text:p text:style-name="P51"/>
      <text:p text:style-name="P64"><text:span text:style-name="T16"><text:tab/>&lt;</text:span><text:span text:style-name="T19">p</text:span><text:span text:style-name="T18">&gt;</text:span></text:p>
      <text:p text:style-name="P64"><text:span text:style-name="T18"><text:tab/><text:tab/></text:span><text:span text:style-name="T19">Bloque del párrafos</text:span></text:p>
      <text:p text:style-name="P57"><text:tab/>&lt;/p&gt;</text:p>
      <text:p text:style-name="P57"/>
      <text:p text:style-name="P67"><text:span text:style-name="T17">C</text:span><text:span text:style-name="T16">rea un párrafo, dejando una línea antes y después. Contiene un atributo para especificar el alineado del texto: alin = left, center, right (Estos valores están en desuso).</text:span></text:p>
      <text:p text:style-name="P57"/>
      <text:p text:style-name="P65"><text:span text:style-name="T16"><text:tab/>&lt;</text:span><text:span text:style-name="T20">div</text:span><text:span text:style-name="T18">&gt;</text:span></text:p>
      <text:p text:style-name="P65"><text:span text:style-name="T18"><text:tab/><text:tab/></text:span><text:span text:style-name="T19">Bloque de párrafo</text:span></text:p>
      <text:p text:style-name="P65"><text:span text:style-name="T19"><text:tab/>&lt;/</text:span><text:span text:style-name="T20">div</text:span><text:span text:style-name="T19">&gt;</text:span></text:p>
      <text:p text:style-name="P58"/>
      <text:p text:style-name="P68"><text:span text:style-name="T17">C</text:span><text:span text:style-name="T16">rea un párrafo, </text:span><text:span text:style-name="T20">como una división del documento en un elemento que se puede referenciar. También tiene atributo align (como p).</text:span></text:p>
      <text:p text:style-name="P60"/>
      <text:p text:style-name="P66"><text:span text:style-name="T16"><text:tab/>&lt;</text:span><text:span text:style-name="T21">span</text:span><text:span text:style-name="T18">&gt;</text:span></text:p>
      <text:p text:style-name="P66"><text:span text:style-name="T18"><text:tab/><text:tab/></text:span><text:span text:style-name="T19">Bloque de párrafo</text:span></text:p>
      <text:p text:style-name="P66"><text:span text:style-name="T19"><text:tab/>&lt;/</text:span><text:span text:style-name="T21">span</text:span><text:span text:style-name="T19">&gt;</text:span></text:p>
      <text:p text:style-name="P59"/>
      <text:p text:style-name="P69"><text:span text:style-name="T17">C</text:span><text:span text:style-name="T20">rea un </text:span><text:span text:style-name="T21">elemento en línea para que pueda usarse como un elemento individual.</text:span></text:p>
      <text:p text:style-name="P118"/>
      <text:p text:style-name="P70"><text:span text:style-name="T42">E</text:span>XTRA EJERCICIO</text:p>
      <text:p text:style-name="P62">Página que tenga la siguiente estructura de carpetas:</text:p>
      <text:list xml:id="list2025120571" text:style-name="L12">
        <text:list-item>
          <text:p text:style-name="P119">Imágenes</text:p>
          <text:list>
            <text:list-item>
              <text:p text:style-name="P119">alta</text:p>
            </text:list-item>
            <text:list-item>
              <text:p text:style-name="P119">baja</text:p>
            </text:list-item>
          </text:list>
        </text:list-item>
        <text:list-item>
          <text:p text:style-name="P119">Scripts</text:p>
        </text:list-item>
        <text:list-item>
          <text:p text:style-name="P119">Estilos <text:span text:style-name="T43">(CSS)</text:span></text:p>
        </text:list-item>
      </text:list>
      <text:p text:style-name="P61">Página que funcione:</text:p>
      <text:list xml:id="list2351933239" text:style-name="L13">
        <text:list-item>
          <text:p text:style-name="P120">4 imágenes con estaciones del año. En 2 resoluciones posibles (alta, baja)</text:p>
        </text:list-item>
        <text:list-item>
          <text:p text:style-name="P120">Bajo cada imagen un texto con el nombre de la estación</text:p>
        </text:list-item>
        <text:list-item>
          <text:p text:style-name="P120">Al pulsar sobre la imagen, muestre el nombre de la estación con un mensaje.</text:p>
        </text:list-item>
        <text:list-item>
          <text:p text:style-name="P120">Al pulsar sobre el texto, que muestre el tamaño de la imagen. (Tamaño fijo)</text:p>
        </text:list-item>
        <text:list-item>
          <text:p text:style-name="P120">Página se recargue automáticamente cada 10 segundos</text:p>
        </text:list-item>
        <text:list-item>
          <text:p text:style-name="P120">Icono de página de número 4</text:p>
        </text:list-item>
        <text:list-item>
          <text:p text:style-name="P120">Página que tenga de fondo un paisaje nevado, y color de enlaces rgb (123, 54, 12)</text:p>
        </text:list-item>
        <text:list-item>
          <text:p text:style-name="P120">Que tenga 2 estilos distintos</text:p>
          <text:list>
            <text:list-item>
              <text:p text:style-name="P120">Imágenes a 800x600, fondo imagen azul, textos a tamaño 20, Arial, color verde. </text:p>
            </text:list-item>
            <text:list-item>
              <text:p text:style-name="P120">Imágenes a 400x200, fondo imagen verde, y los textos tamaño 16, Verdana, color rojo.</text:p>
            </text:list-item>
          </text:list>
        </text:list-item>
      </text:list>
      <text:p text:style-name="P61"/>
      <text:p text:style-name="P127">3.<text:span text:style-name="T40">7</text:span>.<text:span text:style-name="T44">3</text:span> <text:span text:style-name="T44">ENCABEZADOS</text:span></text:p>
      <text:p text:style-name="P122">Se utilizan para destacar líneas de texto dentro de un documento. Existen 6 niveles disponibles con diferentes tamaños: h1, h2, h3, h4, h5 y h6 (del más grande al más pequeño)</text:p>
      <text:p text:style-name="P122"/>
      <text:p text:style-name="P122"><text:tab/>&lt;h1&gt;</text:p>
      <text:p text:style-name="P122"><text:tab/> <text:s text:c="4"/>Bloque de encabezado</text:p>
      <text:p text:style-name="P122"><text:tab/>&lt;/h1&gt;</text:p>
      <text:p text:style-name="P122"/>
      <text:p text:style-name="P128">3.<text:span text:style-name="T40">7</text:span>.<text:span text:style-name="T45">4</text:span> <text:span text:style-name="T45">SALTO DE LÍNEA SIMPLE</text:span></text:p>
      <text:p text:style-name="P125">Inserta un salto de línea en el lugar indicado con la etiqueta</text:p>
      <text:p text:style-name="P123"/>
      <text:p text:style-name="P123"><text:tab/>&lt;<text:span text:style-name="T45">br/</text:span>&gt; <text:span text:style-name="T45">ó &lt;br/&gt;</text:span></text:p>
      <text:p text:style-name="P123"/>
      <text:p text:style-name="P123"/>
      <text:p text:style-name="P123"/>
      <text:p text:style-name="P123"/>
      <text:p text:style-name="P129"><text:soft-page-break/>3.<text:span text:style-name="T40">7</text:span>.<text:span text:style-name="T46">5</text:span> <text:span text:style-name="T46">DIBUJO DE LÍNEA</text:span></text:p>
      <text:p text:style-name="P126">Dibuja una línea horizontal hasta el final de la línea. En la siguiente, el cursor se encuentra al principio de la línea.</text:p>
      <text:p text:style-name="P124"/>
      <text:p text:style-name="P124"><text:tab/>&lt;<text:span text:style-name="T46">hr</text:span>&gt; <text:span text:style-name="T45">ó &lt;hr/&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09:10:09.994544687</meta:creation-date>
    <dc:date>2018-03-13T12:37:41.053359533</dc:date>
    <meta:editing-duration>PT8H35M5S</meta:editing-duration>
    <meta:editing-cycles>33</meta:editing-cycles>
    <meta:generator>LibreOffice/5.4.0.3$Linux_X86_64 LibreOffice_project/40m0$Build-3</meta:generator>
    <meta:document-statistic meta:table-count="0" meta:image-count="0" meta:object-count="0" meta:page-count="7" meta:paragraph-count="217" meta:word-count="1441" meta:character-count="9167" meta:non-whitespace-character-count="7824"/>
  </office:meta>
</office:document-meta>
</file>